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top="0.0194in" fo:margin-bottom="0.0194in"/>
      <style:text-properties style:font-name="Times New Roman" fo:font-size="12.0pt" fo:color="#000000"/>
    </style:style>
    <style:style style:name="P2" style:family="paragraph" style:parent-style-name="Standard">
      <style:paragraph-properties fo:margin-top="0.0194in" fo:margin-bottom="0.0194in"/>
      <style:text-properties style:font-name="Times New Roman" fo:font-size="12.0pt" fo:color="#3366ff"/>
    </style:style>
    <style:style style:name="P3" style:family="paragraph" style:parent-style-name="Standard">
      <style:paragraph-properties fo:margin-top="0.0194in" fo:margin-bottom="0.0194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/>
    </style:style>
    <style:style style:name="P4" style:family="paragraph" style:parent-style-name="Standard">
      <style:paragraph-properties fo:margin-top="0.0194in" fo:margin-bottom="0.0194in"/>
      <style:text-properties style:font-name="Times New Roman" fo:font-size="12.0pt"/>
    </style:style>
    <style:style style:name="P5" style:family="paragraph" style:parent-style-name="Standard">
      <style:paragraph-properties fo:margin-top="0.0194in" fo:margin-bottom="0.0194in" fo:margin-left="0.2500in"/>
      <style:text-properties style:font-name="Times New Roman" fo:font-size="12.0pt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/>
    </style:style>
    <style:style style:name="P7" style:family="paragraph" style:parent-style-name="Standard">
      <style:text-properties style:font-name="Times New Roman" fo:font-size="12.0pt"/>
    </style:style>
    <style:style style:name="P8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0.0pt"/>
    </style:style>
    <style:style style:name="P9" style:family="paragraph" style:parent-style-name="Standard">
      <style:text-properties style:font-name="Arial" fo:font-size="10.0pt"/>
    </style:style>
    <style:style style:name="T1" style:family="text">
      <style:text-properties fo:font-weight="bold" fo:font-weight-asian="bold" fo:font-weight-complex="bold" fo:color="#3366ff"/>
    </style:style>
    <style:style style:name="T2" style:family="text">
      <style:text-properties fo:color="#548dd4"/>
    </style:style>
    <style:style style:name="T3" style:family="text">
      <style:text-properties fo:font-weight="bold" fo:font-weight-asian="bold" fo:font-weight-complex="bold"/>
    </style:style>
    <style:style style:name="T4" style:family="text">
      <style:text-properties fo:color="#3366ff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">
        <style:list-level-properties text:space-before="0.25in" text:min-label-width="0.25in"/>
      </text:list-level-style-bullet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>Название курса:</text:span><text:span text:style-name="T2"><text:s/></text:span><text:span text:style-name="T3">Создание игр. Unity3D</text:span></text:p>
      <text:p text:style-name="P2"><text:span text:style-name="T3">За 12 месяцев вы узнаете:</text:span></text:p>
      <text:list text:style-name="L1">
        <text:list-item>
          <text:p text:style-name="P3">Основы создания современных игр;</text:p>
        </text:list-item>
        <text:list-item>
          <text:p text:style-name="P3">Что нужно для успешной игры;</text:p>
        </text:list-item>
        <text:list-item>
          <text:p text:style-name="P3">Unity как инструмент для создание кросплатформенных AAA игр;</text:p>
        </text:list-item>
        <text:list-item>
          <text:p text:style-name="P3">Работа с физикой и рендером;</text:p>
        </text:list-item>
        <text:list-item>
          <text:p text:style-name="P3">Основы игровой оптимизации.</text:p>
        </text:list-item>
      </text:list>
      <text:p text:style-name="P2"><text:span text:style-name="T3">В программе обучения:</text:span></text:p>
      <text:list text:style-name="L1">
        <text:list-item>
          <text:p text:style-name="P3">Редактор Unity;</text:p>
        </text:list-item>
        <text:list-item>
          <text:p text:style-name="P3"><text:s/>C#; </text:p>
        </text:list-item>
        <text:list-item>
          <text:p text:style-name="P3">Компонентное ориентированная сборка игр; </text:p>
        </text:list-item>
        <text:list-item>
          <text:p text:style-name="P3">Написание шейдеров</text:p>
        </text:list-item>
        <text:list-item>
          <text:p text:style-name="P3">Работа с игровой камерой</text:p>
        </text:list-item>
        <text:list-item>
          <text:p text:style-name="P3">Управление сценами</text:p>
        </text:list-item>
        <text:list-item>
          <text:p text:style-name="P3">Управление обьектами сцены</text:p>
        </text:list-item>
        <text:list-item>
          <text:p text:style-name="P3">3Д Анимации, Mechanim</text:p>
        </text:list-item>
      </text:list>
      <text:p text:style-name="P4"><text:span text:style-name="T1">По окончании курса слушатель:</text:span><text:line-break/><text:line-break/>• Будет знать процесс полного цикла разработки игры: от принятия т/з до программной реализации и выпуска.<text:line-break/>• Сможет создавать и компоненты типовых игр.<text:line-break/>• Получит навыки в работе с современными средствами разработки игра.</text:p>
      <text:p text:style-name="P4">• Получит навыки в кросплатформенной разработке<text:line-break/>• Получит навыки разработки под мобильные платформы.<text:line-break/>• Получит навыки написания базовых шейдеров<text:line-break/>• Будет уметь работать с ресурсами проекта.<text:line-break/>• Сможет применить свои знания и навыки в компаниях, занимающихся разработкой игр, <text:s/>проектов различного масштаба и уровня сложности<text:line-break/><text:line-break/><text:span text:style-name="T1">Желаемые входные данные слушателя:</text:span></text:p>
      <text:p text:style-name="P4">• Уровень пользователя ПК – продвинутый.<text:line-break/>• Основы работы в Adobe Photoshop и других графических пакетах.<text:line-break/>• Базовые знания в информатике, основах программирования на любых языках.<text:line-break/><text:span text:style-name="T3"><text:line-break/></text:span><text:span text:style-name="T1">Содержимое курса (100 занятий):</text:span></text:p>
      <text:p text:style-name="P5">Знакомства с игровым движком Unity.</text:p>
      <text:p text:style-name="P5">Курс C# направленный на работу с компонентами Unity.</text:p>
      <text:p text:style-name="P5"/>
      <text:p text:style-name="P5">Работа с событиями игрового мира, управления объектами сцены и самими сценами.</text:p>
      <text:p text:style-name="P5">Основы рендера, написание шейдеров.</text:p>
      <text:p text:style-name="P5"/>
      <text:p text:style-name="P5">Работа с физикой, создание физических игры, понимание коллизий.</text:p>
      <text:p text:style-name="P5">Знакомство с основами матиматики игр, вектора, вращения, ориентация объектов в 3-х мерном пространстве</text:p>
      <text:p text:style-name="P5"/>
      <text:p text:style-name="P5">Получение навыков кросплатформенной разработки.</text:p>
      <text:p text:style-name="P5">Знакомство с IOS платформой, изучение особенностей Unity при работе с <text:s/>IOS</text:p>
      <text:p text:style-name="P5"/>
      <text:p text:style-name="P5">Модуль 1. Введение. Основы Unity</text:p>
      <text:list text:style-name="L2">
        <text:list-item>
          <text:p text:style-name="P6">Принципы создания игры с помощью Unity, знакомство с редактором сцены.</text:p>
        </text:list-item>
        <text:list-item>
          <text:p text:style-name="P6">Знакомство <text:s/>C#. Различия между C# и другими языками программирования</text:p>
        </text:list-item>
        <text:list-item>
          <text:p text:style-name="P6">Введение в C#, выбор редактора. Интеграция скрипов и со сценой Unity</text:p>
        </text:list-item>
        <text:list-item>
          <text:p text:style-name="P6">Синтаксис</text:p>
        </text:list-item>
        <text:list-item>
          <text:p text:style-name="P6">Переменные и типы данных</text:p>
        </text:list-item>
        <text:list-item>
          <text:p text:style-name="P6">Операторы</text:p>
        </text:list-item>
        <text:list-item>
          <text:p text:style-name="P6">Ввод/вывод данных. </text:p>
        </text:list-item>
        <text:list-item>
          <text:p text:style-name="P6">Работа с компонентами Unity</text:p>
        </text:list-item>
        <text:list-item>
          <text:p text:style-name="P6">Циклы</text:p>
        </text:list-item>
      </text:list>
      <text:p text:style-name="P7">Модуль 2. Функции. Объекты </text:p>
      <text:list text:style-name="L2">
        <text:list-item>
          <text:p text:style-name="P6">Функции, виды параметров</text:p>
        </text:list-item>
        <text:list-item>
          <text:p text:style-name="P6">Объектный тип данных, создание объектов, this</text:p>
        </text:list-item>
        <text:list-item>
          <text:p text:style-name="P6">Основы Объектно-ориентированного программирования</text:p>
        </text:list-item>
        <text:list-item>
          <text:p text:style-name="P6">Объект Array. Свойства и методы </text:p>
        </text:list-item>
        <text:list-item>
          <text:p text:style-name="P6">Основные свойства MonoBehavior</text:p>
        </text:list-item>
        <text:list-item>
          <text:p text:style-name="P6">Объект String. Работа со строками </text:p>
        </text:list-item>
      </text:list>
      <text:p text:style-name="P7">Модуль 3. Обработка событий </text:p>
      <text:list text:style-name="L2">
        <text:list-item>
          <text:p text:style-name="P6">Обработка событий в сценариях</text:p>
        </text:list-item>
        <text:list-item>
          <text:p text:style-name="P6">Управление обьектами сцны</text:p>
        </text:list-item>
        <text:list-item>
          <text:p text:style-name="P6">События колизии</text:p>
        </text:list-item>
        <text:list-item>
          <text:p text:style-name="P6">Вектора, Вращение</text:p>
        </text:list-item>
        <text:list-item>
          <text:p text:style-name="P6">Работа с вводом пользователя</text:p>
        </text:list-item>
        <text:list-item>
          <text:p text:style-name="P6">Текстуры и материалы</text:p>
        </text:list-item>
      </text:list>
      <text:p text:style-name="P7">Модуль 4. Объекты Rigitbody и Mathf </text:p>
      <text:list text:style-name="L2">
        <text:list-item>
          <text:p text:style-name="P6">Задержки и интервалы. Периодический вызов функций</text:p>
        </text:list-item>
        <text:list-item>
          <text:p text:style-name="P6">Объект Rigitbody. <text:s/>Свойства и методы</text:p>
        </text:list-item>
        <text:list-item>
          <text:p text:style-name="P6">Объект Math. Свойства и методы. Случайные числа </text:p>
        </text:list-item>
        <text:list-item>
          <text:p text:style-name="P6">Пример реализации физической сцены</text:p>
        </text:list-item>
      </text:list>
      <text:p text:style-name="P7">Модуль 5. <text:s/>Шейдеры</text:p>
      <text:list text:style-name="L2">
        <text:list-item>
          <text:p text:style-name="P6">Основы шейдеров</text:p>
        </text:list-item>
        <text:list-item>
          <text:p text:style-name="P6">Написание простейших шейдеров</text:p>
        </text:list-item>
        <text:list-item>
          <text:p text:style-name="P6">карты высот, карты освещения,</text:p>
        </text:list-item>
        <text:list-item>
          <text:p text:style-name="P6">запеченое освещение</text:p>
        </text:list-item>
        <text:list-item>
          <text:p text:style-name="P6">тени</text:p>
        </text:list-item>
      </text:list>
      <text:p text:style-name="P7">Модуль 6. Камера</text:p>
      <text:list text:style-name="L2">
        <text:list-item>
          <text:p text:style-name="P6">Работа с камерами</text:p>
        </text:list-item>
        <text:list-item>
          <text:p text:style-name="P6">примеры реализаций основных типов камер для игр</text:p>
        </text:list-item>
      </text:list>
      <text:p text:style-name="P7">Модуль 7. 3D обьекты</text:p>
      <text:list text:style-name="L2">
        <text:list-item>
          <text:p text:style-name="P6">Импорт 3д Объектов</text:p>
        </text:list-item>
        <text:list-item>
          <text:p text:style-name="P6">Динамическое создание 3д обьектов</text:p>
        </text:list-item>
        <text:list-item>
          <text:p text:style-name="P6">свойства объекта Mesh</text:p>
        </text:list-item>
        <text:list-item>
          <text:p text:style-name="P6">Различия междк Mesh и SkinnedMesh</text:p>
        </text:list-item>
        <text:list-item>
          <text:p text:style-name="P6">3Д Объекты и коллизия</text:p>
        </text:list-item>
      </text:list>
      <text:p text:style-name="P7">Модуль 8. Анимации </text:p>
      <text:list text:style-name="L2">
        <text:list-item>
          <text:p text:style-name="P6">Основы анимации</text:p>
        </text:list-item>
        <text:list-item>
          <text:p text:style-name="P6">Отличие 2д и 3д анимаци<text:tab/></text:p>
        </text:list-item>
        <text:list-item>
          <text:p text:style-name="P6">Работа с Анимациями <text:s/>в примерах</text:p>
        </text:list-item>
        <text:list-item>
          <text:p text:style-name="P6">Управления анимациями с помощью системы Mechanim</text:p>
        </text:list-item>
        <text:list-item>
          <text:p text:style-name="P6">Практическое задание</text:p>
        </text:list-item>
      </text:list>
      <text:p text:style-name="P7">Модуль 9. Управление сценами</text:p>
      <text:list text:style-name="L2">
        <text:list-item>
          <text:p text:style-name="P6">Переходы между сценами</text:p>
        </text:list-item>
        <text:list-item>
          <text:p text:style-name="P6">Создание основных сцен и сцен меню</text:p>
        </text:list-item>
        <text:list-item>
          <text:p text:style-name="P6">работа с ресурсами</text:p>
        </text:list-item>
      </text:list>
      <text:p text:style-name="P7">Модуль 10. Кросплатфоменная разработка</text:p>
      <text:list text:style-name="L2">
        <text:list-item>
          <text:p text:style-name="P6">Введение в основы кросплатформенной разработки</text:p>
        </text:list-item>
        <text:list-item>
          <text:p text:style-name="P6">Отличие между стационарными и мобильными платформами</text:p>
        </text:list-item>
      </text:list>
      <text:p text:style-name="P7">Модуль 11. Введение в IOS</text:p>
      <text:list text:style-name="L2">
        <text:list-item>
          <text:p text:style-name="P6">Основы IOS платоформы</text:p>
        </text:list-item>
        <text:list-item>
          <text:p text:style-name="P6">Особенности подготовки текстур</text:p>
        </text:list-item>
        <text:list-item>
          <text:p text:style-name="P6">Оптимизация</text:p>
        </text:list-item>
        <text:list-item>
          <text:p text:style-name="P6">Draw Calls</text:p>
        </text:list-item>
        <text:list-item>
          <text:p text:style-name="P6">Ram</text:p>
        </text:list-item>
        <text:list-item>
          <text:p text:style-name="P6">Size</text:p>
        </text:list-item>
        <text:list-item>
          <text:p text:style-name="P8"/>
        </text:list-item>
      </text:list>
      <text:p text:style-name="P7">Модуль 12. Сборка кросплатформенной игры </text:p>
      <text:list text:style-name="L2">
        <text:list-item>
          <text:p text:style-name="P6">Логика основных компонентов</text:p>
        </text:list-item>
        <text:list-item>
          <text:p text:style-name="P6">Разбор и настройка ресурсов игры</text:p>
        </text:list-item>
        <text:list-item>
          <text:p text:style-name="P6">Написание кода который работает по разному в зависимости от устройства</text:p>
        </text:list-item>
        <text:list-item>
          <text:p text:style-name="P6">Сборка игры.</text:p>
        </text:list-item>
      </text:list>
      <text:p text:style-name="P7"><text:line-break/><text:span text:style-name="T1">Итог курса:</text:span><text:span text:style-name="T4"><text:s/></text:span>Коллективная работа над кросплатформенной игрой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  <meta:initial-creator>prus</meta:initial-creator>
  </office:meta>
</office:document-meta>
</file>